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P1" style:family="paragraph" style:parent-style-name="Preformatted_20_Text">
      <style:paragraph-properties fo:margin-top="0cm" fo:margin-bottom="0cm" style:contextual-spacing="false"/>
    </style:style>
    <style:style style:name="P2" style:family="paragraph" style:parent-style-name="Text_20_body">
      <style:text-properties officeooo:rsid="000b43d9" officeooo:paragraph-rsid="000b43d9"/>
    </style:style>
    <style:style style:name="P3" style:family="paragraph" style:parent-style-name="Text_20_body">
      <style:paragraph-properties fo:margin-top="0.4cm" fo:margin-bottom="0.199cm" style:contextual-spacing="false"/>
      <style:text-properties officeooo:paragraph-rsid="0009e3fd"/>
    </style:style>
    <style:style style:name="P4" style:family="paragraph" style:parent-style-name="Heading_20_1">
      <style:text-properties style:text-underline-style="solid" style:text-underline-width="auto" style:text-underline-color="font-color"/>
    </style:style>
    <style:style style:name="P5" style:family="paragraph" style:parent-style-name="Heading_20_2">
      <style:text-properties officeooo:rsid="000b82b7" officeooo:paragraph-rsid="000b82b7"/>
    </style:style>
    <style:style style:name="P6" style:family="paragraph" style:parent-style-name="Text_20_body" style:list-style-name="L1">
      <style:text-properties officeooo:paragraph-rsid="000b82b7"/>
    </style:style>
    <style:style style:name="P7" style:family="paragraph" style:parent-style-name="Text_20_body" style:list-style-name="L1">
      <style:text-properties officeooo:rsid="000b82b7" officeooo:paragraph-rsid="000b82b7"/>
    </style:style>
    <style:style style:name="P8" style:family="paragraph" style:parent-style-name="Text_20_body" style:list-style-name="L1">
      <style:text-properties officeooo:rsid="000b82b7" officeooo:paragraph-rsid="000ca48c"/>
    </style:style>
    <style:style style:name="P9" style:family="paragraph" style:parent-style-name="Text_20_body" style:list-style-name="L2">
      <style:text-properties officeooo:rsid="000b82b7" officeooo:paragraph-rsid="000b82b7"/>
    </style:style>
    <style:style style:name="P10" style:family="paragraph" style:parent-style-name="Text_20_body" style:list-style-name="L3">
      <style:text-properties officeooo:rsid="000b82b7" officeooo:paragraph-rsid="000ca48c"/>
    </style:style>
    <style:style style:name="P11" style:family="paragraph" style:parent-style-name="Text_20_body" style:list-style-name="L5">
      <style:text-properties officeooo:rsid="000b82b7" officeooo:paragraph-rsid="000b82b7"/>
    </style:style>
    <style:style style:name="P12" style:family="paragraph" style:parent-style-name="Text_20_body" style:list-style-name="L4">
      <style:text-properties officeooo:rsid="000ca48c" officeooo:paragraph-rsid="000ca48c"/>
    </style:style>
    <style:style style:name="P13" style:family="paragraph" style:parent-style-name="Text_20_body" style:list-style-name="L5">
      <style:text-properties officeooo:paragraph-rsid="000b82b7"/>
    </style:style>
    <style:style style:name="P14" style:family="paragraph" style:parent-style-name="Text_20_body">
      <style:text-properties officeooo:paragraph-rsid="000f4272"/>
    </style:style>
    <style:style style:name="T1" style:family="text">
      <style:text-properties officeooo:rsid="0009e3fd"/>
    </style:style>
    <style:style style:name="T2" style:family="text">
      <style:text-properties fo:language="de" fo:country="DE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0b43d9"/>
    </style:style>
    <style:style style:name="T4" style:family="text">
      <style:text-properties officeooo:rsid="000b82b7"/>
    </style:style>
    <style:style style:name="T5" style:family="text">
      <style:text-properties officeooo:rsid="000ca48c"/>
    </style:style>
    <style:style style:name="T6" style:family="text">
      <style:text-properties fo:font-weight="bold" officeooo:rsid="000b43d9" style:font-weight-asian="bold" style:font-weight-complex="bold"/>
    </style:style>
    <style:style style:name="T7" style:family="text">
      <style:text-properties fo:font-weight="bold" officeooo:rsid="0009e3fd" style:font-weight-asian="bold" style:font-weight-complex="bold"/>
    </style:style>
    <style:style style:name="T8" style:family="text">
      <style:text-properties fo:font-weight="bold" officeooo:rsid="000b82b7" style:font-weight-asian="bold" style:font-weight-complex="bold"/>
    </style:style>
    <style:style style:name="T9" style:family="text">
      <style:text-properties fo:font-style="italic" fo:font-weight="bold" officeooo:rsid="000b43d9" style:font-style-asian="italic" style:font-weight-asian="bold" style:font-style-complex="italic" style:font-weight-complex="bold"/>
    </style:style>
    <style:style style:name="T10" style:family="text">
      <style:text-properties officeooo:rsid="000f427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leitung</text:p>
      <text:h text:style-name="P4" text:outline-level="1">Installation</text:h>
      <table:table table:name="Tabelle1" table:style-name="Tabelle1">
        <table:table-column table:style-name="Tabelle1.A"/>
        <table:table-row table:style-name="TableLine1327504454432">
          <table:table-cell table:style-name="Tabelle1.A1" office:value-type="string">
            <text:p text:style-name="P1"><text:span text:style-name="Source_20_Text"><text:span text:style-name="T2">wget -O /tmp/fkbc_install.sh https://raw.githubusercontent.com/M4RKUS28/FeinkostBarcodeScannerInstaller/main/install.sh; sudo chmod +x /tmp/fkbc_install.sh; sudo /tmp/fkbc_install.sh</text:span></text:span></text:p>
          </table:table-cell>
        </table:table-row>
      </table:table>
      <text:p text:style-name="P3"><text:span text:style-name="T1">Dabei grundlegende Einstellungen im Textfeld festlegen und mit </text:span><text:span text:style-name="T7">STRG + O</text:span><text:span text:style-name="T1"> speichern und mit </text:span><text:span text:style-name="T7">STRG + X</text:span><text:span text:style-name="T1"> schließen.</text:span></text:p>
      <text:p text:style-name="P2">Nach Neustart und Autostart des Programms:</text:p>
      <text:h text:style-name="P4" text:outline-level="1">Ei<text:span text:style-name="T3">nrichtung</text:span></text:h>
      <text:h text:style-name="P5" text:outline-level="2">Grundeinstellungen – Verbindung mit DB</text:h>
      <text:p text:style-name="P14"><text:span text:style-name="T3">Mit Webbrowser auf </text:span><text:span text:style-name="T9">raspberrypi:8888</text:span><text:span text:style-name="T3"> (IP:Port) verbinden.</text:span><text:span text:style-name="T10">Admin-Passwort: „pass“. </text:span><text:span text:style-name="T3">Anmeldedaten für MS-SQL-Datenbank eingeben und neu verbinden. Ggf. weitere Einstellungen vornehmen. </text:span><text:span text:style-name="T5">(Anzeige Dauer bestimmter Seiten, ...)</text:span></text:p>
      <text:h text:style-name="Heading_20_2" text:outline-level="2">Werbeartikel auf Werbeseite festlegen</text:h>
      <text:list xml:id="list2974796876" text:style-name="L1">
        <text:list-item>
          <text:p text:style-name="P7">Einrichtung:</text:p>
          <text:list>
            <text:list-item>
              <text:p text:style-name="P6"><text:span text:style-name="T3">Im JTL-Wawi Tool unter</text:span><text:span text:style-name="T6"> Artikel→Merkmale: </text:span><text:span text:style-name="T8">Merkmal anlegen</text:span></text:p>
            </text:list-item>
            <text:list-item>
              <text:p text:style-name="P6"><text:span text:style-name="T4">In diesem: </text:span><text:span text:style-name="T8">Meta-Keyword</text:span><text:span text:style-name="T4">s: auf „</text:span><text:span text:style-name="T8">ANZEIGEN=TRUE</text:span><text:span text:style-name="T4">“ setzten.</text:span></text:p>
            </text:list-item>
          </text:list>
        </text:list-item>
        <text:list-item>
          <text:p text:style-name="P7">Artikelauswahl:</text:p>
        </text:list-item>
      </text:list>
      <text:list xml:id="list3117642523" text:style-name="L2">
        <text:list-item>
          <text:list>
            <text:list-item>
              <text:p text:style-name="P9">Beliebigen Artikeln dieses Merkmal zuweisen</text:p>
            </text:list-item>
          </text:list>
        </text:list-item>
      </text:list>
      <text:list xml:id="list213238799172548" text:continue-list="list2974796876" text:style-name="L1">
        <text:list-item>
          <text:p text:style-name="P7">Artikelliste aktualisieren</text:p>
        </text:list-item>
      </text:list>
      <text:list xml:id="list2819554959" text:style-name="L3">
        <text:list-item>
          <text:list>
            <text:list-item>
              <text:p text:style-name="P10">Im Webserver der Anwendung die Werbeartikelliste aktualisieren bzw. den Raspberry Pi neustarten.</text:p>
            </text:list-item>
          </text:list>
        </text:list-item>
      </text:list>
      <text:list xml:id="list213238557252471" text:continue-list="list213238799172548" text:style-name="L1">
        <text:list-item>
          <text:p text:style-name="P8"><text:span text:style-name="T5">(Derzeitige </text:span>Artikelliste <text:span text:style-name="T5">anzeigen lassen)</text:span></text:p>
        </text:list-item>
      </text:list>
      <text:list xml:id="list1795766759" text:style-name="L4">
        <text:list-item>
          <text:list>
            <text:list-item>
              <text:p text:style-name="P12">Leider nur bedingt möglich: Im Ereignis-Log nach letzter Listenausgabe suchen, oder in JTL Artikel nach Merkmal filtern.</text:p>
            </text:list-item>
          </text:list>
        </text:list-item>
      </text:list>
      <text:h text:style-name="Heading_20_2" text:outline-level="2">Auto-Power-Off <text:span text:style-name="T4">einrichten</text:span></text:h>
      <text:list xml:id="list1085768667" text:style-name="L5">
        <text:list-item>
          <text:p text:style-name="P11">Im Webserver unter Einstellungen eine Uhrzeit einstellen, bei der sich der Raspberrypi herunterfährt.</text:p>
        </text:list-item>
        <text:list-item>
          <text:p text:style-name="P13"><text:span text:style-name="T4">Den Raspberry Pi und den Bildschirm über eine Zeitschaltuhr nach dieser Uhrzeit </text:span><text:span text:style-name="T5">vom Stromnetz entfernen und diesem beim nächst gewünschten Start wieder hinzufügen.</text:span>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1T21:32:37.067000000</dc:date>
    <meta:editing-duration>PT6M</meta:editing-duration>
    <meta:editing-cycles>3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21" meta:word-count="172" meta:character-count="1429" meta:non-whitespace-character-count="1288"/>
  </office:meta>
</office:document-meta>
</file>